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Prox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Prox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utoProxyCreator.setProxyObject( boolean proxy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terceptor.invoke( Method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Prox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CallbackInterfacesOnly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llbackTestAutoProxyCreator.FallbackTest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ductionTestAutoProxyCreator.getAdvicesAndAdvi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oProxyCreatorTests.testAutoProxyCreatorWithFallbackTo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stAutoProxyCreator.getAdvicesAndAdvisorsForBean( Class &lt; ? &gt; beanClass , String name , @ Nullable TargetSource customTarget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ProxyCreatorTests.testAutoProxyCreatorWithFactoryB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utoProxyCreatorTests.testBeanName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utoProxyCreatorTests.testCustom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tainerCallbackInterfacesOnly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ringProx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Proxy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CallbackInterfacesOnly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AutoProxyCreator.getAdvicesAndAdvi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utoProxyCreator.Test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ProxyCreatorTests.testAutoProxyCreatorWithFactoryBeanAndProxyObjectOnl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utoProxyCreatorTests.testAutoProxyCreatorWithPackageVisib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oProxyCreatorTests.testBeanNameAutoProxyCreatorWithFactoryBeanProx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utoProxyCreatorTests.testAutoProxyCreatorWithFactoryBeanAndProto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oProxyCreatorTests.testAutoProxyCreatorWithFallbackTo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estAutoProxyCreator.setProxyFactoryBean( boolean proxyFactory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CallbackInterfacesOnly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utoProxyCreatorTests.testAutoProxyCreatorWithFactoryBeanAndProxyFactoryBeanOnl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ringProx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